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onvertio.co/fr/pdf-htm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50:02.799198215</meta:creation-date>
    <dc:date>2021-03-25T15:50:43.726383041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3"/>
    <meta:generator>LibreOffice/6.1.5.2$Linux_X86_64 LibreOffice_project/10$Build-2</meta:generator>
  </office:meta>
</office:document-meta>
</file>